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3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www.fimfiction.net/story/313940/princess-celestias-legendary-litany-of-laughable-losses" text:style-name="Internet_20_link" text:visited-style-name="Visited_20_Internet_20_Link"><text:span text:style-name="T1">Princess Celestia's Legendary Litany of Laughable Losses</text:span></text:a></text:p>
      <text:p text:style-name="P2">Autor: Prak</text:p>
      <text:p text:style-name="P2">Comedy, Slice of Life</text:p>
      <text:p text:style-name="P2"/>
      <text:p text:style-name="P1">Czasami, ciesząc się rozmową przy śniadaniu, można przypadkiem (lub celowo) otworzyć rodzinną szafę z niejednym ukrytym w niej szkielecikiem.</text:p>
      <text:p text:style-name="P1"/>
      <text:p text:style-name="P1">Tak w skrócie można opisać to, co się dzieje w tym opowiadaniu. Luna, powodowana czystą złośliwością lub przewrotnym poczuciem humoru, postanowiła wypomnieć swojej siostrze kilka z jej bardziej spektakularnych porażek. Ot, tak w duchu siostrzanej rywalizacji. Naturalnie Celestia, Pani Słońca, Księżniczka Equestrii (i okolic) starała się zdyskredytować wysiłki swojej młodszej i zdecydowanie wredniejszej współwładczyni, jednak z każdym słowem opowiadania prawda wychodziła na jaw – Ceśka nie umie walczyć. Każdy jej pojedynek kończy się spektakularną klapą. Bez wyjątku. Myślicie zapewne – nuuuda! Ile można czytać o tym, jak w serialu przegrała z Discordem czy inną Chrysalis. Nic bardziej mylnego – autor wysilił nieco wyobraźnię i przeciwstawił Celestii kilku nowych przeciwników – w końcu przez tysiąc lat jakieś konflikty musiały jej się zdarzyć, prawda? O ile przegrany po jednym ciosie pojedynek z władcą minotaurów można jeszcze przyjąć jako coś normalnego, to późniejsze przykłady są już o wiele bardziej… wyrafinowane. Przyznaję, że moim ulubionym jest ten, w którym Księżniczka staje naprzeciw pewnego manekina w koszarach swej Gwardii. A zapewniam Was, iż nie jest to jej najgroźniejszy wróg…</text:p>
      <text:p text:style-name="P1"/>
      <text:p text:style-name="P1">Jak można łatwo się domyślić, jest to krótki i lekki fanfik, przy którym można się nieźle pośmiać. Nic wybitnego, ale po prostu kawałek dobrego tekstu. Może dlatego, iż Ceśka w roli totalnej pi… znaczy niezdary nie trafia się za często – zwykle kreowana jest na totalną wymiataczkę, która zabija gryfy spojrzeniem, a smoki patroszy muśnięciem skrzydła. Przyznaję, iż taka odmiana była bardzo odświeżająca. Luna w roli przyjaźnie zołzowatej młodszej siostry wypada idealnie – widać, że autorowi pasuje takie jej przedstawienie i robi to dobrze. A sama końcówka… cóż, pomysł, na jaki wpadła Luna, by zaradzić tej nieszczęsnej sytuacji, był całkiem nowatorski, a jego efekt, choć łatwy do przewidzenia, i tak bawił.</text:p>
      <text:p text:style-name="P1"/>
      <text:p text:style-name="P1">Fanfik spokojnie można czytać w oryginale – jest napisany bardzo prostym językiem, z którym prawie każdy powinien sobie poradzić. Nie ma w nim za dużo pułapek językowych ani złośliwych idiomów. Mam jednak nadzieję, że ktoś go kiedyś przetłumaczy (A kysz! Nie patrzcie na mnie, i tak mam za dużo projektów! Apage!), choćby dlatego, iż jestem ciekaw, jak poradzono by sobie z przełożeniem tytułu – da się zrobić to tak, by wszystkie słowa (z wyjątkiem „Księżniczki Celestii”) <office:annotation office:name="__Annotation__16_933688497"><dc:creator>Dolar84</dc:creator><dc:date>2016-10-20T22:36:29</dc:date><text:p><text:span text:style-name="T2">To może dorzucisz od razu tłumaczenie całości? :D</text:span></text:p></office:annotation><office:annotation office:name="__Annotation__14_933688497"><dc:creator>Tomasz Firla</dc:creator><dc:date>2016-10-20T22:36:29</dc:date><text:p><text:span text:style-name="T2">"Księżniczki Celestii Kultowa Kronika Komicznych Klęsk".</text:span></text:p><text:p/><text:p><text:span text:style-name="T2">Nie mogłem się powstrzymać.</text:span></text:p></office:annotation>zaczynały się na jedną literę czy nie<office:annotation-end office:name="__Annotation__14_933688497"/><office:annotation-end office:name="__Annotation__16_933688497"/>? Cóż, jeżeli ktoś się tym zainteresuje, to życzę sporo kreatywnego podejścia – na pewno się przy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fo:background-color="#ffffff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407" meta:character-count="2758" meta:non-whitespace-character-count="2349"/>
    <meta:generator>LibreOfficeDev/5.1.0.3$Linux_X86_64 LibreOffice_project/</meta:generator>
  </office:meta>
</office:document-meta>
</file>